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yphenation.getPreHyphenTex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.getPostHyphenTex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.Hyphenation( String word , int [ ]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ation.getHyphenation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